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3eb" officeooo:paragraph-rsid="000683eb" style:font-weight-asian="bold" style:font-weight-complex="bold"/>
    </style:style>
    <style:style style:name="P2" style:family="paragraph" style:parent-style-name="Standard">
      <style:text-properties fo:font-weight="normal" officeooo:rsid="000683eb" officeooo:paragraph-rsid="000683eb" style:font-weight-asian="normal" style:font-weight-complex="normal"/>
    </style:style>
    <style:style style:name="P3" style:family="paragraph" style:parent-style-name="Standard">
      <style:text-properties fo:font-size="13pt" fo:font-weight="bold" officeooo:rsid="000683eb" officeooo:paragraph-rsid="000683eb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0000ff" fo:font-weight="normal" officeooo:rsid="000683eb" officeooo:paragraph-rsid="000683eb" style:font-weight-asian="normal" style:font-weight-complex="normal"/>
    </style:style>
    <style:style style:name="T1" style:family="text">
      <style:text-properties officeooo:rsid="0007e074"/>
    </style:style>
    <style:style style:name="T2" style:family="text">
      <style:text-properties fo:color="#0000ff" officeooo:rsid="0007e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Clauber Pereira Stipkovic Halic – 3124304-5</text:p>
      <text:p text:style-name="P1"/>
      <text:p text:style-name="P3">Revisão da matéria - semana de 8 de Agosto</text:p>
      <text:p text:style-name="P1"/>
      <text:p text:style-name="P2">1. Qual a diferença entre uma arquitetura de rede aberta e uma arquitetura fechada? Quais as vantagens de uma e de outra?</text:p>
      <text:p text:style-name="P2"/>
      <text:p text:style-name="P2"><text:tab/><text:span text:style-name="T2">Arquitetura fechada ficavam nas mãos dos fornecedores tanto quanto os devices que deveriam ser usados, licenças de uso e cada fornecedor desenvolvia sua própria arquitetura.</text:span></text:p>
      <text:p text:style-name="P4"><text:tab/><text:span text:style-name="T1">Nas redes de arquitetura aberta gera mais competitividade múltiplos grupos colaborando para definir a tecnologia, garantir a interoperabilidade padrões documentados disponíveis para todos e tento a possibilidade de empresas construírem produtos de acordo com os padrões.</text:span></text:p>
      <text:p text:style-name="P2"/>
      <text:p text:style-name="P2">2. Justifique o uso de um modelo em camadas para implementar o software de rede. Exemplifique ilustrando com o modelo TCP/IP.</text:p>
      <text:p text:style-name="P2"/>
      <text:p text:style-name="P2">3. Quais as principais diferenças entre o modelo TCP/IP e o modelo OSI?</text:p>
      <text:p text:style-name="P2"/>
      <text:p text:style-name="P2">4. Explique como funciona a arquitetura cliente/servidor na comunicação de dados.</text:p>
      <text:p text:style-name="P2"/>
      <text:p text:style-name="P2">5. Na API sockets, quais são os dois principais parâmetros para um dos lados enviar mensagens ao outro lado?</text:p>
      <text:p text:style-name="P2"/>
      <text:p text:style-name="P2">6. Diferencie o paradigma que usa o TCP do que usa o UD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0:53:37.182441000</meta:creation-date>
    <dc:date>2016-10-01T21:09:41.814636000</dc:date>
    <meta:editing-duration>P2DT19H10M2S</meta:editing-duration>
    <meta:editing-cycles>2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10" meta:word-count="175" meta:character-count="1099" meta:non-whitespace-character-count="931"/>
  </office:meta>
</office:document-meta>
</file>